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 L" svg:font-family="&quot;Nimbus Sans L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Procenta" style:data-style-name="N47">
      <style:text-properties style:font-name="Nimbus Sans L" style:font-name-asian="Nimbus Sans L" style:font-name-complex="Nimbus Sans L"/>
    </style:style>
    <style:style style:name="ce6" style:family="table-cell" style:parent-style-name="Procenta" style:data-style-name="N2">
      <style:text-properties style:font-name="Nimbus Sans L" style:font-name-asian="Nimbus Sans L" style:font-name-complex="Nimbus Sans 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ASSOC</text:p>
          </table:table-cell>
          <table:table-cell office:value-type="string" table:style-name="ce1">
            <text:p>FETCHES</text:p>
          </table:table-cell>
          <table:table-cell office:value-type="string" table:style-name="ce1">
            <text:p>MISSE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IC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MAPI</text:p>
          </table:table-cell>
          <table:table-cell office:value-type="string" table:style-name="ce1">
            <text:p>HT</text:p>
          </table:table-cell>
          <table:table-cell office:value-type="string" table:style-name="ce1">
            <text:p>Tclk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Tcpu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32K</text:p>
          </table:table-cell>
          <table:table-cell office:value-type="float" office:value="1" table:style-name="ce1">
            <text:p>1</text:p>
          </table:table-cell>
          <table:table-cell office:value-type="float" office:value="10000020" table:style-name="ce4">
            <text:p>10000020</text:p>
          </table:table-cell>
          <table:table-cell office:value-type="float" office:value="212461" table:style-name="ce1">
            <text:p>212461</text:p>
          </table:table-cell>
          <table:table-cell office:value-type="percentage" office:value="2.1246057507884983E-2" table:formula="of:=[.E4]/[.D4]" table:style-name="ce5">
            <text:p>2,1246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4]/[.G4]" table:style-name="ce6">
            <text:p>1,21</text:p>
          </table:table-cell>
          <table:table-cell office:value-type="float" office:value="96" table:formula="of:=96*1" table:style-name="ce3">
            <text:p>96,00</text:p>
          </table:table-cell>
          <table:table-cell office:value-type="float" office:value="96" table:formula="of:=MAX(6;[.J4])" table:style-name="ce3">
            <text:p>96,00</text:p>
          </table:table-cell>
          <table:table-cell office:value-type="float" office:value="8.75" table:formula="of:=840/[.K4]" table:style-name="ce3">
            <text:p>8,75</text:p>
          </table:table-cell>
          <table:table-cell office:value-type="float" office:value="1892193.1199573101" table:formula="of:=[.G4]*(1.11*+[.I4]*[.F4]*[.L4])" table:style-name="ce4">
            <text:p>1892193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32K</text:p>
          </table:table-cell>
          <table:table-cell office:value-type="float" office:value="2" table:style-name="ce1">
            <text:p>2</text:p>
          </table:table-cell>
          <table:table-cell office:value-type="float" office:value="10000020" table:style-name="ce4">
            <text:p>10000020</text:p>
          </table:table-cell>
          <table:table-cell office:value-type="float" office:value="129763" table:style-name="ce1">
            <text:p>129763</text:p>
          </table:table-cell>
          <table:table-cell office:value-type="percentage" office:value="1.2976274047451905E-2" table:formula="of:=[.E5]/[.D5]" table:style-name="ce5">
            <text:p>1,2976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5]/[.G5]" table:style-name="ce6">
            <text:p>1,21</text:p>
          </table:table-cell>
          <table:table-cell office:value-type="float" office:value="130.56" table:formula="of:=96*1.36" table:style-name="ce3">
            <text:p>130,56</text:p>
          </table:table-cell>
          <table:table-cell office:value-type="float" office:value="130.56" table:formula="of:=MAX(6;[.J5])" table:style-name="ce3">
            <text:p>130,56</text:p>
          </table:table-cell>
          <table:table-cell office:value-type="float" office:value="6.4338235294117645" table:formula="of:=840/[.K5]" table:style-name="ce3">
            <text:p>6,43</text:p>
          </table:table-cell>
          <table:table-cell office:value-type="float" office:value="849763.76226633566" table:formula="of:=[.G5]*(1.11*+[.I5]*[.F5]*[.L5])" table:style-name="ce4">
            <text:p>84976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32K</text:p>
          </table:table-cell>
          <table:table-cell office:value-type="float" office:value="4" table:style-name="ce1">
            <text:p>4</text:p>
          </table:table-cell>
          <table:table-cell office:value-type="float" office:value="10000020" table:style-name="ce4">
            <text:p>10000020</text:p>
          </table:table-cell>
          <table:table-cell office:value-type="float" office:value="103964" table:style-name="ce1">
            <text:p>103964</text:p>
          </table:table-cell>
          <table:table-cell office:value-type="percentage" office:value="1.0396379207241586E-2" table:formula="of:=[.E6]/[.D6]" table:style-name="ce5">
            <text:p>1,0396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6]/[.G6]" table:style-name="ce6">
            <text:p>1,21</text:p>
          </table:table-cell>
          <table:table-cell office:value-type="float" office:value="138.24" table:formula="of:=96*1.44" table:style-name="ce3">
            <text:p>138,24</text:p>
          </table:table-cell>
          <table:table-cell office:value-type="float" office:value="138.24" table:formula="of:=MAX(6;[.J6])" table:style-name="ce3">
            <text:p>138,24</text:p>
          </table:table-cell>
          <table:table-cell office:value-type="float" office:value="6.0763888888888884" table:formula="of:=840/[.K6]" table:style-name="ce3">
            <text:p>6,08</text:p>
          </table:table-cell>
          <table:table-cell office:value-type="float" office:value="642993.71258215816" table:formula="of:=[.G6]*(1.11*+[.I6]*[.F6]*[.L6])" table:style-name="ce4">
            <text:p>64299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32K</text:p>
          </table:table-cell>
          <table:table-cell office:value-type="float" office:value="8" table:style-name="ce1">
            <text:p>8</text:p>
          </table:table-cell>
          <table:table-cell office:value-type="float" office:value="10000020" table:style-name="ce4">
            <text:p>10000020</text:p>
          </table:table-cell>
          <table:table-cell office:value-type="float" office:value="95656" table:style-name="ce1">
            <text:p>95656</text:p>
          </table:table-cell>
          <table:table-cell office:value-type="percentage" office:value="9.5655808688382624E-3" table:formula="of:=[.E7]/[.D7]" table:style-name="ce5">
            <text:p>0,9566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7]/[.G7]" table:style-name="ce6">
            <text:p>1,21</text:p>
          </table:table-cell>
          <table:table-cell office:value-type="float" office:value="145.92000000000002" table:formula="of:=96*1.52" table:style-name="ce3">
            <text:p>145,92</text:p>
          </table:table-cell>
          <table:table-cell office:value-type="float" office:value="145.92000000000002" table:formula="of:=MAX(6;[.J7])" table:style-name="ce3">
            <text:p>145,92</text:p>
          </table:table-cell>
          <table:table-cell office:value-type="float" office:value="5.7565789473684204" table:formula="of:=840/[.K7]" table:style-name="ce3">
            <text:p>5,76</text:p>
          </table:table-cell>
          <table:table-cell office:value-type="float" office:value="560473.21961329761" table:formula="of:=[.G7]*(1.11*+[.I7]*[.F7]*[.L7])" table:style-name="ce4">
            <text:p>560473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32K</text:p>
          </table:table-cell>
          <table:table-cell office:value-type="float" office:value="256" table:style-name="ce1">
            <text:p>256</text:p>
          </table:table-cell>
          <table:table-cell office:value-type="float" office:value="10000020" table:style-name="ce4">
            <text:p>10000020</text:p>
          </table:table-cell>
          <table:table-cell office:value-type="float" office:value="86955" table:style-name="ce1">
            <text:p>86955</text:p>
          </table:table-cell>
          <table:table-cell office:value-type="percentage" office:value="8.6954826090347818E-3" table:formula="of:=[.E8]/[.D8]" table:style-name="ce5">
            <text:p>0,8695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8]/[.G8]" table:style-name="ce6">
            <text:p>1,21</text:p>
          </table:table-cell>
          <table:table-cell table:number-columns-repeated="3" table:style-name="ce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">
            <text:p>64K</text:p>
          </table:table-cell>
          <table:table-cell office:value-type="float" office:value="1" table:style-name="ce1">
            <text:p>1</text:p>
          </table:table-cell>
          <table:table-cell office:value-type="float" office:value="10000020" table:style-name="ce4">
            <text:p>10000020</text:p>
          </table:table-cell>
          <table:table-cell office:value-type="float" office:value="145633" table:style-name="ce1">
            <text:p>145633</text:p>
          </table:table-cell>
          <table:table-cell office:value-type="percentage" office:value="1.4563270873458253E-2" table:formula="of:=[.E9]/[.D9]" table:style-name="ce5">
            <text:p>1,4563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9]/[.G9]" table:style-name="ce6">
            <text:p>1,21</text:p>
          </table:table-cell>
          <table:table-cell office:value-type="float" office:value="112" table:formula="of:=112*1" table:style-name="ce3">
            <text:p>112,00</text:p>
          </table:table-cell>
          <table:table-cell office:value-type="float" office:value="112" table:formula="of:=MAX(6;[.J9])" table:style-name="ce3">
            <text:p>112,00</text:p>
          </table:table-cell>
          <table:table-cell office:value-type="float" office:value="7.5" table:formula="of:=840/[.K9]" table:style-name="ce3">
            <text:p>7,50</text:p>
          </table:table-cell>
          <table:table-cell office:value-type="float" office:value="1111729.7923131154" table:formula="of:=[.G9]*(1.11*+[.I9]*[.F9]*[.L9])" table:style-name="ce4">
            <text:p>1111730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64K</text:p>
          </table:table-cell>
          <table:table-cell office:value-type="float" office:value="2" table:style-name="ce1">
            <text:p>2</text:p>
          </table:table-cell>
          <table:table-cell office:value-type="float" office:value="10000020" table:style-name="ce4">
            <text:p>10000020</text:p>
          </table:table-cell>
          <table:table-cell office:value-type="float" office:value="62820" table:style-name="ce1">
            <text:p>62820</text:p>
          </table:table-cell>
          <table:table-cell office:value-type="percentage" office:value="6.2819874360251276E-3" table:formula="of:=[.E10]/[.D10]" table:style-name="ce5">
            <text:p>0,6282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0]/[.G10]" table:style-name="ce6">
            <text:p>1,21</text:p>
          </table:table-cell>
          <table:table-cell office:value-type="float" office:value="152.32000000000002" table:formula="of:=112*1.36" table:style-name="ce3">
            <text:p>152,32</text:p>
          </table:table-cell>
          <table:table-cell office:value-type="float" office:value="152.32000000000002" table:formula="of:=MAX(6;[.J10])" table:style-name="ce3">
            <text:p>152,32</text:p>
          </table:table-cell>
          <table:table-cell office:value-type="float" office:value="5.5147058823529402" table:formula="of:=840/[.K10]" table:style-name="ce3">
            <text:p>5,51</text:p>
          </table:table-cell>
          <table:table-cell office:value-type="float" office:value="352613.12356639985" table:formula="of:=[.G10]*(1.11*+[.I10]*[.F10]*[.L10])" table:style-name="ce4">
            <text:p>352613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64K</text:p>
          </table:table-cell>
          <table:table-cell office:value-type="float" office:value="4" table:style-name="ce1">
            <text:p>4</text:p>
          </table:table-cell>
          <table:table-cell office:value-type="float" office:value="10000020" table:style-name="ce4">
            <text:p>10000020</text:p>
          </table:table-cell>
          <table:table-cell office:value-type="float" office:value="47567" table:style-name="ce1">
            <text:p>47567</text:p>
          </table:table-cell>
          <table:table-cell office:value-type="percentage" office:value="4.7566904866190264E-3" table:formula="of:=[.E11]/[.D11]" table:style-name="ce5">
            <text:p>0,4757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1]/[.G11]" table:style-name="ce6">
            <text:p>1,21</text:p>
          </table:table-cell>
          <table:table-cell office:value-type="float" office:value="161.28" table:formula="of:=112*1.44" table:style-name="ce3">
            <text:p>161,28</text:p>
          </table:table-cell>
          <table:table-cell office:value-type="float" office:value="161.28" table:formula="of:=MAX(6;[.J11])" table:style-name="ce3">
            <text:p>161,28</text:p>
          </table:table-cell>
          <table:table-cell office:value-type="float" office:value="5.208333333333333" table:formula="of:=840/[.K11]" table:style-name="ce3">
            <text:p>5,21</text:p>
          </table:table-cell>
          <table:table-cell office:value-type="float" office:value="252163.78685805123" table:formula="of:=[.G11]*(1.11*+[.I11]*[.F11]*[.L11])" table:style-name="ce4">
            <text:p>25216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64K</text:p>
          </table:table-cell>
          <table:table-cell office:value-type="float" office:value="8" table:style-name="ce1">
            <text:p>8</text:p>
          </table:table-cell>
          <table:table-cell office:value-type="float" office:value="10000020" table:style-name="ce4">
            <text:p>10000020</text:p>
          </table:table-cell>
          <table:table-cell office:value-type="float" office:value="41942" table:style-name="ce1">
            <text:p>41942</text:p>
          </table:table-cell>
          <table:table-cell office:value-type="percentage" office:value="4.1941916116167771E-3" table:formula="of:=[.E12]/[.D12]" table:style-name="ce5">
            <text:p>0,4194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2]/[.G12]" table:style-name="ce6">
            <text:p>1,21</text:p>
          </table:table-cell>
          <table:table-cell office:value-type="float" office:value="170.24" table:formula="of:=112*1.52" table:style-name="ce3">
            <text:p>170,24</text:p>
          </table:table-cell>
          <table:table-cell office:value-type="float" office:value="170.24" table:formula="of:=MAX(6;[.J12])" table:style-name="ce3">
            <text:p>170,24</text:p>
          </table:table-cell>
          <table:table-cell office:value-type="float" office:value="4.9342105263157894" table:formula="of:=840/[.K12]" table:style-name="ce3">
            <text:p>4,93</text:p>
          </table:table-cell>
          <table:table-cell office:value-type="float" office:value="210642.01284084274" table:formula="of:=[.G12]*(1.11*+[.I12]*[.F12]*[.L12])" table:style-name="ce4">
            <text:p>21064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64K</text:p>
          </table:table-cell>
          <table:table-cell office:value-type="float" office:value="256" table:style-name="ce1">
            <text:p>256</text:p>
          </table:table-cell>
          <table:table-cell office:value-type="float" office:value="10000020" table:style-name="ce4">
            <text:p>10000020</text:p>
          </table:table-cell>
          <table:table-cell office:value-type="float" office:value="37224" table:style-name="ce1">
            <text:p>37224</text:p>
          </table:table-cell>
          <table:table-cell office:value-type="percentage" office:value="3.7223925552148894E-3" table:formula="of:=[.E13]/[.D13]" table:style-name="ce5">
            <text:p>0,3722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3]/[.G13]" table:style-name="ce6">
            <text:p>1,21</text:p>
          </table:table-cell>
          <table:table-cell table:number-columns-repeated="3" table:style-name="ce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">
            <text:p>128K</text:p>
          </table:table-cell>
          <table:table-cell office:value-type="float" office:value="1" table:style-name="ce1">
            <text:p>1</text:p>
          </table:table-cell>
          <table:table-cell office:value-type="float" office:value="10000020" table:style-name="ce4">
            <text:p>10000020</text:p>
          </table:table-cell>
          <table:table-cell office:value-type="float" office:value="70293" table:style-name="ce1">
            <text:p>70293</text:p>
          </table:table-cell>
          <table:table-cell office:value-type="percentage" office:value="7.0292859414281175E-3" table:formula="of:=[.E14]/[.D14]" table:style-name="ce5">
            <text:p>0,7029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4]/[.G14]" table:style-name="ce6">
            <text:p>1,21</text:p>
          </table:table-cell>
          <table:table-cell office:value-type="float" office:value="144" table:formula="of:=144*1" table:style-name="ce3">
            <text:p>144,00</text:p>
          </table:table-cell>
          <table:table-cell office:value-type="float" office:value="144" table:formula="of:=MAX(6;[.J14])" table:style-name="ce3">
            <text:p>144,00</text:p>
          </table:table-cell>
          <table:table-cell office:value-type="float" office:value="5.833333333333333" table:formula="of:=840/[.K14]" table:style-name="ce3">
            <text:p>5,83</text:p>
          </table:table-cell>
          <table:table-cell office:value-type="float" office:value="417356.38064133876" table:formula="of:=[.G14]*(1.11*+[.I14]*[.F14]*[.L14])" table:style-name="ce4">
            <text:p>41735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128K</text:p>
          </table:table-cell>
          <table:table-cell office:value-type="float" office:value="2" table:style-name="ce1">
            <text:p>2</text:p>
          </table:table-cell>
          <table:table-cell office:value-type="float" office:value="10000020" table:style-name="ce4">
            <text:p>10000020</text:p>
          </table:table-cell>
          <table:table-cell office:value-type="float" office:value="39515" table:style-name="ce1">
            <text:p>39515</text:p>
          </table:table-cell>
          <table:table-cell office:value-type="percentage" office:value="3.951492097015806E-3" table:formula="of:=[.E15]/[.D15]" table:style-name="ce5">
            <text:p>0,3951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5]/[.G15]" table:style-name="ce6">
            <text:p>1,21</text:p>
          </table:table-cell>
          <table:table-cell office:value-type="float" office:value="195.84" table:formula="of:=144*1.36" table:style-name="ce3">
            <text:p>195,84</text:p>
          </table:table-cell>
          <table:table-cell office:value-type="float" office:value="195.84" table:formula="of:=MAX(6;[.J15])" table:style-name="ce3">
            <text:p>195,84</text:p>
          </table:table-cell>
          <table:table-cell office:value-type="float" office:value="4.2892156862745097" table:formula="of:=840/[.K15]" table:style-name="ce3">
            <text:p>4,29</text:p>
          </table:table-cell>
          <table:table-cell office:value-type="float" office:value="172511.50207662821" table:formula="of:=[.G15]*(1.11*+[.I15]*[.F15]*[.L15])" table:style-name="ce4">
            <text:p>17251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128K</text:p>
          </table:table-cell>
          <table:table-cell office:value-type="float" office:value="4" table:style-name="ce1">
            <text:p>4</text:p>
          </table:table-cell>
          <table:table-cell office:value-type="float" office:value="10000020" table:style-name="ce4">
            <text:p>10000020</text:p>
          </table:table-cell>
          <table:table-cell office:value-type="float" office:value="27644" table:style-name="ce1">
            <text:p>27644</text:p>
          </table:table-cell>
          <table:table-cell office:value-type="percentage" office:value="2.7643944712110575E-3" table:formula="of:=[.E16]/[.D16]" table:style-name="ce5">
            <text:p>0,2764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6]/[.G16]" table:style-name="ce6">
            <text:p>1,21</text:p>
          </table:table-cell>
          <table:table-cell office:value-type="float" office:value="204.48" table:formula="of:=144*1.42" table:style-name="ce3">
            <text:p>204,48</text:p>
          </table:table-cell>
          <table:table-cell office:value-type="float" office:value="204.48" table:formula="of:=MAX(6;[.J16])" table:style-name="ce3">
            <text:p>204,48</text:p>
          </table:table-cell>
          <table:table-cell office:value-type="float" office:value="4.107981220657277" table:formula="of:=840/[.K16]" table:style-name="ce3">
            <text:p>4,11</text:p>
          </table:table-cell>
          <table:table-cell office:value-type="float" office:value="115586.60787100962" table:formula="of:=[.G16]*(1.11*+[.I16]*[.F16]*[.L16])" table:style-name="ce4">
            <text:p>115587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128K</text:p>
          </table:table-cell>
          <table:table-cell office:value-type="float" office:value="8" table:style-name="ce1">
            <text:p>8</text:p>
          </table:table-cell>
          <table:table-cell office:value-type="float" office:value="10000020" table:style-name="ce4">
            <text:p>10000020</text:p>
          </table:table-cell>
          <table:table-cell office:value-type="float" office:value="26660" table:style-name="ce1">
            <text:p>26660</text:p>
          </table:table-cell>
          <table:table-cell office:value-type="percentage" office:value="2.6659946680106638E-3" table:formula="of:=[.E17]/[.D17]" table:style-name="ce5">
            <text:p>0,2666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7]/[.G17]" table:style-name="ce6">
            <text:p>1,21</text:p>
          </table:table-cell>
          <table:table-cell office:value-type="float" office:value="218.88" table:formula="of:=144*1.52" table:style-name="ce3">
            <text:p>218,88</text:p>
          </table:table-cell>
          <table:table-cell office:value-type="float" office:value="218.88" table:formula="of:=MAX(6;[.J17])" table:style-name="ce3">
            <text:p>218,88</text:p>
          </table:table-cell>
          <table:table-cell office:value-type="float" office:value="3.8377192982456143" table:formula="of:=840/[.K17]" table:style-name="ce3">
            <text:p>3,84</text:p>
          </table:table-cell>
          <table:table-cell office:value-type="float" office:value="104138.55227684282" table:formula="of:=[.G17]*(1.11*+[.I17]*[.F17]*[.L17])" table:style-name="ce4">
            <text:p>10413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128K</text:p>
          </table:table-cell>
          <table:table-cell office:value-type="float" office:value="256" table:style-name="ce1">
            <text:p>256</text:p>
          </table:table-cell>
          <table:table-cell office:value-type="float" office:value="10000020" table:style-name="ce4">
            <text:p>10000020</text:p>
          </table:table-cell>
          <table:table-cell office:value-type="float" office:value="25075" table:style-name="ce1">
            <text:p>25075</text:p>
          </table:table-cell>
          <table:table-cell office:value-type="percentage" office:value="2.50749498501003E-3" table:formula="of:=[.E18]/[.D18]" table:style-name="ce5">
            <text:p>0,2507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8]/[.G18]" table:style-name="ce6">
            <text:p>1,21</text:p>
          </table:table-cell>
          <table:table-cell table:number-columns-repeated="3" table:style-name="ce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">
            <text:p>256K</text:p>
          </table:table-cell>
          <table:table-cell office:value-type="float" office:value="1" table:style-name="ce1">
            <text:p>1</text:p>
          </table:table-cell>
          <table:table-cell office:value-type="float" office:value="10000020" table:style-name="ce4">
            <text:p>10000020</text:p>
          </table:table-cell>
          <table:table-cell office:value-type="float" office:value="41247" table:style-name="ce1">
            <text:p>41247</text:p>
          </table:table-cell>
          <table:table-cell office:value-type="percentage" office:value="4.1246917506164984E-3" table:formula="of:=[.E19]/[.D19]" table:style-name="ce5">
            <text:p>0,4125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19]/[.G19]" table:style-name="ce6">
            <text:p>1,21</text:p>
          </table:table-cell>
          <table:table-cell office:value-type="float" office:value="208" table:formula="of:=208*1" table:style-name="ce3">
            <text:p>208,00</text:p>
          </table:table-cell>
          <table:table-cell office:value-type="float" office:value="208" table:formula="of:=MAX(6;[.J19])" table:style-name="ce3">
            <text:p>208,00</text:p>
          </table:table-cell>
          <table:table-cell office:value-type="float" office:value="4.0384615384615383" table:formula="of:=840/[.K19]" table:style-name="ce3">
            <text:p>4,04</text:p>
          </table:table-cell>
          <table:table-cell office:value-type="float" office:value="169545.59179305486" table:formula="of:=[.G19]*(1.11*+[.I19]*[.F19]*[.L19])" table:style-name="ce4">
            <text:p>16954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256K</text:p>
          </table:table-cell>
          <table:table-cell office:value-type="float" office:value="2" table:style-name="ce1">
            <text:p>2</text:p>
          </table:table-cell>
          <table:table-cell office:value-type="float" office:value="10000020" table:style-name="ce4">
            <text:p>10000020</text:p>
          </table:table-cell>
          <table:table-cell office:value-type="float" office:value="18833" table:style-name="ce1">
            <text:p>18833</text:p>
          </table:table-cell>
          <table:table-cell office:value-type="percentage" office:value="1.8832962334075331E-3" table:formula="of:=[.E20]/[.D20]" table:style-name="ce5">
            <text:p>0,1883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20]/[.G20]" table:style-name="ce6">
            <text:p>1,21</text:p>
          </table:table-cell>
          <table:table-cell office:value-type="float" office:value="282.88" table:formula="of:=208*1.36" table:style-name="ce3">
            <text:p>282,88</text:p>
          </table:table-cell>
          <table:table-cell office:value-type="float" office:value="282.88" table:formula="of:=MAX(6;[.J20])" table:style-name="ce3">
            <text:p>282,88</text:p>
          </table:table-cell>
          <table:table-cell office:value-type="float" office:value="2.9694570135746607" table:formula="of:=840/[.K20]" table:style-name="ce3">
            <text:p>2,97</text:p>
          </table:table-cell>
          <table:table-cell office:value-type="float" office:value="56921.290001814792" table:formula="of:=[.G20]*(1.11*+[.I20]*[.F20]*[.L20])" table:style-name="ce4">
            <text:p>5692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256K</text:p>
          </table:table-cell>
          <table:table-cell office:value-type="float" office:value="4" table:style-name="ce1">
            <text:p>4</text:p>
          </table:table-cell>
          <table:table-cell office:value-type="float" office:value="10000020" table:style-name="ce4">
            <text:p>10000020</text:p>
          </table:table-cell>
          <table:table-cell office:value-type="float" office:value="15983" table:style-name="ce1">
            <text:p>15983</text:p>
          </table:table-cell>
          <table:table-cell office:value-type="percentage" office:value="1.5982968034063932E-3" table:formula="of:=[.E21]/[.D21]" table:style-name="ce5">
            <text:p>0,1598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21]/[.G21]" table:style-name="ce6">
            <text:p>1,21</text:p>
          </table:table-cell>
          <table:table-cell office:value-type="float" office:value="299.52" table:formula="of:=208*1.44" table:style-name="ce3">
            <text:p>299,52</text:p>
          </table:table-cell>
          <table:table-cell office:value-type="float" office:value="299.52" table:formula="of:=MAX(6;[.J21])" table:style-name="ce3">
            <text:p>299,52</text:p>
          </table:table-cell>
          <table:table-cell office:value-type="float" office:value="2.8044871794871797" table:formula="of:=840/[.K21]" table:style-name="ce3">
            <text:p>2,80</text:p>
          </table:table-cell>
          <table:table-cell office:value-type="float" office:value="45623.641208054127" table:formula="of:=[.G21]*(1.11*+[.I21]*[.F21]*[.L21])" table:style-name="ce4">
            <text:p>4562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256K</text:p>
          </table:table-cell>
          <table:table-cell office:value-type="float" office:value="8" table:style-name="ce1">
            <text:p>8</text:p>
          </table:table-cell>
          <table:table-cell office:value-type="float" office:value="10000020" table:style-name="ce4">
            <text:p>10000020</text:p>
          </table:table-cell>
          <table:table-cell office:value-type="float" office:value="17194" table:style-name="ce1">
            <text:p>17194</text:p>
          </table:table-cell>
          <table:table-cell office:value-type="percentage" office:value="1.7193965612068776E-3" table:formula="of:=[.E22]/[.D22]" table:style-name="ce5">
            <text:p>0,1719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22]/[.G22]" table:style-name="ce6">
            <text:p>1,21</text:p>
          </table:table-cell>
          <table:table-cell office:value-type="float" office:value="316.16000000000003" table:formula="of:=208*1.52" table:style-name="ce3">
            <text:p>316,16</text:p>
          </table:table-cell>
          <table:table-cell office:value-type="float" office:value="316.16000000000003" table:formula="of:=MAX(6;[.J22])" table:style-name="ce3">
            <text:p>316,16</text:p>
          </table:table-cell>
          <table:table-cell office:value-type="float" office:value="2.6568825910931171" table:formula="of:=840/[.K22]" table:style-name="ce3">
            <text:p>2,66</text:p>
          </table:table-cell>
          <table:table-cell office:value-type="float" office:value="46497.271656276527" table:formula="of:=[.G22]*(1.11*+[.I22]*[.F22]*[.L22])" table:style-name="ce4">
            <text:p>46497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256K</text:p>
          </table:table-cell>
          <table:table-cell office:value-type="float" office:value="256" table:style-name="ce1">
            <text:p>256</text:p>
          </table:table-cell>
          <table:table-cell office:value-type="float" office:value="10000020" table:style-name="ce4">
            <text:p>10000020</text:p>
          </table:table-cell>
          <table:table-cell office:value-type="float" office:value="19689" table:style-name="ce1">
            <text:p>19689</text:p>
          </table:table-cell>
          <table:table-cell office:value-type="percentage" office:value="1.9688960622078755E-3" table:formula="of:=[.E23]/[.D23]" table:style-name="ce5">
            <text:p>0,1969%</text:p>
          </table:table-cell>
          <table:table-cell office:value-type="float" office:value="7573410" table:style-name="ce1">
            <text:p>7573410</text:p>
          </table:table-cell>
          <table:table-cell office:value-type="float" office:value="1596310" table:style-name="ce1">
            <text:p>1596310</text:p>
          </table:table-cell>
          <table:table-cell office:value-type="float" office:value="1.2107782359597592" table:formula="of:=1+[.H23]/[.G23]" table:style-name="ce6">
            <text:p>1,21</text:p>
          </table:table-cell>
          <table:table-cell table:number-columns-repeated="16375" table:style-name="ce1"/>
        </table:table-row>
        <table:table-row table:style-name="ro1">
          <table:table-cell table:style-name="ce1">
            <draw:frame draw:z-index="1" draw:id="id0" draw:style-name="a0" draw:name="Graf 4" svg:x="0.82292in" svg:y="0.093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Graf 5" svg:x="0.72917in" svg:y="0.0729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 L" svg:font-family="&quot;Nimbus Sans L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percentage-style style:name="N47">
      <number:number number:decimal-places="4" number:min-integer-digits="1"/>
      <number:text>%</number:text>
    </number:percentag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Procenta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tin Holoubek</dc:creator>
    <meta:creation-date>2015-12-02T17:12:47Z</meta:creation-date>
    <dc:date>2015-12-02T19:06:40Z</dc:date>
    <meta:editing-cycles>2</meta:editing-cycles>
    <meta:editing-duration>PT190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clk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heet1.$C$4:.$C$7"/>
          </chart:axis>
          <chart:axis chart:dimension="y" chart:name="primary-y" chart:style-name="Axs1">
            <chart:grid chart:class="major" chart:style-name="GMa1"/>
          </chart:axis>
          <chart:series chart:label-cell-address="Sheet1.$B$22" chart:values-cell-range-address="Sheet1.$M$19:.$M$22" chart:class="chart:line" chart:attached-axis="primary-y" chart:style-name="G0S0">
            <chart:data-point chart:repeated="4"/>
          </chart:series>
          <chart:series chart:label-cell-address="Sheet1.$B$17" chart:values-cell-range-address="Sheet1.$M$14:.$M$17" chart:class="chart:line" chart:attached-axis="primary-y" chart:style-name="G0S1">
            <chart:data-point chart:repeated="4"/>
          </chart:series>
          <chart:series chart:label-cell-address="Sheet1.$B$11" chart:values-cell-range-address="Sheet1.$M$9:.$M$12" chart:class="chart:line" chart:attached-axis="primary-y" chart:style-name="G0S2">
            <chart:data-point chart:repeated="4"/>
          </chart:series>
          <chart:series chart:label-cell-address="Sheet1.$B$6" chart:values-cell-range-address="Sheet1.$M$4:.$M$7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7">
      <number:number number:decimal-places="4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R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heet1.$C$4:.$C$8"/>
          </chart:axis>
          <chart:axis chart:dimension="y" chart:name="primary-y" chart:style-name="Axs1">
            <chart:grid chart:class="major" chart:style-name="GMa1"/>
          </chart:axis>
          <chart:series chart:label-cell-address="Sheet1.$B$22" chart:values-cell-range-address="Sheet1.$F$19:.$F$23" chart:class="chart:line" chart:attached-axis="primary-y" chart:style-name="G0S0">
            <chart:data-point chart:repeated="5"/>
          </chart:series>
          <chart:series chart:label-cell-address="Sheet1.$B$17" chart:values-cell-range-address="Sheet1.$F$14:.$F$18" chart:class="chart:line" chart:attached-axis="primary-y" chart:style-name="G0S1">
            <chart:data-point chart:repeated="5"/>
          </chart:series>
          <chart:series chart:label-cell-address="Sheet1.$B$11" chart:values-cell-range-address="Sheet1.$F$9:.$F$13" chart:class="chart:line" chart:attached-axis="primary-y" chart:style-name="G0S2">
            <chart:data-point chart:repeated="5"/>
          </chart:series>
          <chart:series chart:label-cell-address="Sheet1.$B$6" chart:values-cell-range-address="Sheet1.$F$4:.$F$8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